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296" officeooo:paragraph-rsid="00173296"/>
    </style:style>
    <style:style style:name="P2" style:family="paragraph" style:parent-style-name="Standard">
      <style:text-properties officeooo:rsid="00173296" officeooo:paragraph-rsid="001d6245"/>
    </style:style>
    <style:style style:name="P3" style:family="paragraph" style:parent-style-name="Standard">
      <style:text-properties officeooo:rsid="00191bff" officeooo:paragraph-rsid="00191bff"/>
    </style:style>
    <style:style style:name="P4" style:family="paragraph" style:parent-style-name="Standard">
      <style:text-properties officeooo:rsid="001aaeb2" officeooo:paragraph-rsid="001aaeb2"/>
    </style:style>
    <style:style style:name="P5" style:family="paragraph" style:parent-style-name="Standard">
      <style:text-properties officeooo:rsid="001d6245" officeooo:paragraph-rsid="001d6245"/>
    </style:style>
    <style:style style:name="T1" style:family="text">
      <style:text-properties officeooo:rsid="001c2bcc"/>
    </style:style>
    <style:style style:name="T2" style:family="text">
      <style:text-properties officeooo:rsid="001d6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r Mayer Goldberg</text:span> (<text:a xlink:type="simple" xlink:href="mailto:comp181@cs.bgu.ac.il" text:style-name="Internet_20_link" text:visited-style-name="Visited_20_Internet_20_Link">comp181@cs.bgu.ac.il</text:a>)</text:p>
      <text:p text:style-name="P1"/>
      <text:p text:style-name="P1">קבלה</text:p>
      <text:p text:style-name="P1">18:00-20:00 Wensday </text:p>
      <text:p text:style-name="P1"/>
      <text:p text:style-name="P1">Scheme</text:p>
      <text:p text:style-name="P1">4-5 HW <text:span text:style-name="T1">(15%)</text:span></text:p>
      <text:p text:style-name="P1">Online (american) quizzes (5%)</text:p>
      <text:p text:style-name="P1"/>
      <text:p text:style-name="P3">Test</text:p>
      <text:p text:style-name="P3">- American (Russian) testing, <text:span text:style-name="T1">must pass. [55%]</text:span></text:p>
      <text:p text:style-name="P5"/>
      <text:p text:style-name="P5">Midterm exam [15%]</text:p>
      <text:p text:style-name="P5"/>
      <text:p text:style-name="P4">Final project (compiler – in scheme (x86 assemby? On linux) <text:s/><text:span text:style-name="T1">[15%, mandatory]</text:span></text:p>
      <text:p text:style-name="P4">- Builds on the HW <text:span text:style-name="T1">(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4:09:43.330470122</meta:creation-date>
    <dc:date>2017-10-27T14:19:03.482584742</dc:date>
    <meta:editing-duration>P2DT23H59M8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11" meta:word-count="43" meta:character-count="277" meta:non-whitespace-character-count="242"/>
  </office:meta>
</office:document-meta>
</file>